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variant="normal" fo:text-transform="none" fo:color="#4183c4" style:text-line-through-style="none" style:text-line-through-type="none" style:font-name="Liberation Serif" fo:font-size="14pt" fo:letter-spacing="normal" fo:font-style="normal" style:text-underline-style="none" fo:font-weight="normal" style:text-blinking="false" style:font-size-asian="14pt" style:font-size-complex="14pt"/>
    </style:style>
    <style:style style:name="P5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HST1412</text:p>
      <text:p text:style-name="P1"/>
      <text:p text:style-name="P3">Dự án: <text:span text:style-name="T1">Xây dựng ứng dụng giao diện OPAC trên Android để tra cứu hệ thống thư viện KOHA</text:span> </text:p>
      <text:p text:style-name="P1"/>
      <text:p text:style-name="P1">Thành viên: </text:p>
      <text:p text:style-name="P1">• Nguyễn Văn Hoàng</text:p>
      <text:p text:style-name="P1">• Hà Văn An</text:p>
      <text:p text:style-name="P1">• Nguyễn Sỹ Đức</text:p>
      <text:p text:style-name="P1">• Hà Thế Mạnh</text:p>
      <text:p text:style-name="P1">• Ngô Tôn Chính Thắng</text:p>
      <text:p text:style-name="P1">• Đặng Văn Hiệp</text:p>
      <text:p text:style-name="P1">• Nguyễn Văn Dương</text:p>
      <text:p text:style-name="P1"/>
      <text:p text:style-name="P1">Mentor:</text:p>
      <text:p text:style-name="P1">•Th.s: Nguyễn Chiến Thắng</text:p>
      <text:p text:style-name="P1">•Vũ Duy Lân</text:p>
      <text:p text:style-name="P1"/>
      <text:p text:style-name="P1">1.Địa chỉ kho mã nguồn:</text:p>
      <text:p text:style-name="P1"/>
      <text:p text:style-name="P1">Kho chính thức:</text:p>
      <text:p text:style-name="Standard"><text:a xlink:type="simple" xlink:href="https://github.com/Dai-Nam-DNU/mhst2014"><text:span text:style-name="T4">https://github.com/Dai-Nam-DNU/mhst2014</text:span></text:a></text:p>
      <text:p text:style-name="P1">Kho phát triển(các commits):</text:p>
      <text:p text:style-name="P1"><text:a xlink:type="simple" xlink:href="https://github.com/gemanny/test1/">https://github.com/gemanny/test1/</text:a></text:p>
      <text:p text:style-name="P1">Trang web tập hợp biên bản các buổi họp của đội:</text:p>
      <text:p text:style-name="P1"><text:a xlink:type="simple" xlink:href="http://dnusangtaomuahexanh.blogspot.com/">http://dnusangtaomuahexanh.blogspot.com/</text:a></text:p>
      <text:p text:style-name="P1"/>
      <text:p text:style-name="P1"/>
      <text:p text:style-name="P1">2.Cấu trúc kho mã nguồn: branch master:</text:p>
      <text:p text:style-name="P1"/>
      <text:p text:style-name="P1"><text:s/>Bao gồm các thư mục </text:p>
      <text:p text:style-name="P1"/>
      <text:p text:style-name="P3"><text:s/>HS_MHST_2014/</text:p>
      <text:p text:style-name="P1">Chứa tài liệu phân tích thiết kế và hồ sơ đăng ký dự thi</text:p>
      <text:p text:style-name="P4"/>
      <text:p text:style-name="P3">docs/</text:p>
      <text:p text:style-name="P1"><text:span text:style-name="T2">Chứa các tài liệu phân tích thiết kế, hướng dẫn cài đặt, sử dụng, test-case</text:span> </text:p>
      <text:p text:style-name="P1"/>
      <text:p text:style-name="P3">Release/</text:p>
      <text:p text:style-name="P1">Chứa file apk dự án và source code (.zip) của từng release.</text:p>
      <text:p text:style-name="P1"/>
      <text:p text:style-name="P3">SourceCode/</text:p>
      <text:p text:style-name="P1">Mã nguồn chương trình của phiên bản cuối cùng (final version)</text:p>
      <text:p text:style-name="P1"/>
      <text:p text:style-name="P3"/>
      <text:p text:style-name="P3"><text:soft-page-break/></text:p>
      <text:p text:style-name="P1"><text:span text:style-name="T6">3.Hướng dẫn chạy ứng dụng</text:span> từ file apk:</text:p>
      <text:p text:style-name="P1">xem <text:span text:style-name="T7">file huongdansudung.pdf</text:span> (Trong thư mục docs)</text:p>
      <text:p text:style-name="P1"/>
      <text:p text:style-name="P2"><text:span text:style-name="T3">3 cách cài đặt ứng dụng vào điện thoại Android không cần vào GooglePlay</text:span> </text:p>
      <text:p text:style-name="Standard"><text:a xlink:type="simple" xlink:href="http://dnusangtaomuahexanh.blogspot.com/2014/08/3-cach-cai-at-ung-dung-vao-ien-thoai.html"><text:span text:style-name="T5">http://dnusangtaomuahexanh.blogspot.com/2014/08/3-cach-cai-at-ung-dung-vao-ien-thoai.html</text:span></text:a></text:p>
      <text:p text:style-name="P1"/>
      <text:p text:style-name="P1"><text:span text:style-name="T6">Build chương trình</text:span>:</text:p>
      <text:p text:style-name="P1">Mở eclipse-&gt;file-&gt;Import-&gt;SourceCode-&gt;ok-&gt;run-&gt;run as-&gt;android application</text:p>
      <text:p text:style-name="P1">chọn đến file source cod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vi" fo:country="V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0:40:10.872000000</meta:creation-date>
    <dc:date>2014-09-28T17:23:31.390000000</dc:date>
    <meta:editing-duration>PT16M33S</meta:editing-duration>
    <meta:editing-cycles>12</meta:editing-cycles>
    <meta:generator>LibreOffice/4.2.5.2$Windows_x86 LibreOffice_project/61cb170a04bb1f12e77c884eab9192be736ec5f5</meta:generator>
    <meta:document-statistic meta:table-count="0" meta:image-count="0" meta:object-count="0" meta:page-count="2" meta:paragraph-count="37" meta:word-count="195" meta:character-count="1202" meta:non-whitespace-character-count="1037"/>
  </office:meta>
</office:document-meta>
</file>